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à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,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Nature's Force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c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 Jouve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ué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4:31:51.326880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6-05T14:32:02.849629388</dc:date>
    <meta:editing-duration>PT9M59S</meta:editing-duration>
    <meta:editing-cycles>5</meta:editing-cycles>
    <meta:generator>LibreOffice/24.8.7.2$Linux_X86_64 LibreOffice_project/480$Build-2</meta:generator>
    <meta:document-statistic meta:table-count="4" meta:cell-count="251" meta:object-count="0"/>
  </office:meta>
</office:document-meta>
</file>